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text-properties style:text-underline-style="none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style:text-underline-style="solid" style:text-underline-width="auto" style:text-underline-color="font-color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473cm" svg:x="1.471cm" svg:y="3.807cm" presentation:class="title" presentation:user-transformed="true">
          <draw:text-box>
            <text:p text:style-name="P1"><text:span text:style-name="T1">MPC with Sensor-Based Online Cost Adaptation</text:span></text:p>
          </draw:text-box>
        </draw:frame>
        <draw:frame draw:style-name="gr1" draw:text-style-name="P3" draw:layer="layout" svg:width="19.304cm" svg:height="2.794cm" svg:x="4.064cm" svg:y="8.382cm">
          <draw:text-box>
            <text:p text:style-name="P2">Supplementary Material (Video)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5" draw:layer="layout" svg:width="25.199cm" svg:height="2.629cm" svg:x="1.471cm" svg:y="4.229cm" presentation:class="title" presentation:user-transformed="true">
          <draw:text-box>
            <text:p text:style-name="P5"><text:span text:style-name="T2">Reaching Task with Motion Capture</text:span></text:p>
          </draw:text-box>
        </draw:frame>
        <draw:frame draw:style-name="gr1" draw:text-style-name="P3" draw:layer="layout" svg:width="19.304cm" svg:height="2.794cm" svg:x="4.002cm" svg:y="7.62cm">
          <draw:text-box>
            <text:p text:style-name="P2">The goal of the robot is to reach the cube. The location of the cube is obtained using a motion capture system. <text:s/></text:p>
          </draw:text-box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5" draw:layer="layout" svg:width="25.199cm" svg:height="3.473cm" svg:x="1.471cm" svg:y="3.807cm" presentation:class="title" presentation:user-transformed="true">
          <draw:text-box>
            <text:p text:style-name="P5"><text:span text:style-name="T2">Reaching Task &amp; Push Recovery with Motion Capture</text:span></text:p>
          </draw:text-box>
        </draw:frame>
        <draw:frame draw:style-name="gr1" draw:text-style-name="P3" draw:layer="layout" svg:width="19.304cm" svg:height="2.794cm" svg:x="4.002cm" svg:y="7.62cm">
          <draw:text-box>
            <text:p text:style-name="P2">The goal of the robot is to reach the cube while rejecting unplanned external forces. The location of the cube is obtained using a motion capture system. <text:s/></text:p>
          </draw:text-box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5" draw:layer="layout" svg:width="25.199cm" svg:height="3.473cm" svg:x="1.471cm" svg:y="3.807cm" presentation:class="title" presentation:user-transformed="true">
          <draw:text-box>
            <text:p text:style-name="P5"><text:span text:style-name="T2">Obstacle Avoidance with Reaching Task</text:span></text:p>
          </draw:text-box>
        </draw:frame>
        <draw:frame draw:style-name="gr1" draw:text-style-name="P3" draw:layer="layout" svg:width="19.304cm" svg:height="2.794cm" svg:x="4.002cm" svg:y="7.62cm">
          <draw:text-box>
            <text:p text:style-name="P2">The goal of the robot is to reach the cube while avoiding an obstacle (brown box). The location of the cube is obtained using a motion capture system. <text:s/></text:p>
          </draw:text-box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5" draw:layer="layout" svg:width="25.199cm" svg:height="3.473cm" svg:x="1.471cm" svg:y="3.807cm" presentation:class="title" presentation:user-transformed="true">
          <draw:text-box>
            <text:p text:style-name="P5"><text:span text:style-name="T2">Obstacle Avoidance with Reaching Task &amp; Push Recovery</text:span></text:p>
          </draw:text-box>
        </draw:frame>
        <draw:frame draw:style-name="gr1" draw:text-style-name="P3" draw:layer="layout" svg:width="19.304cm" svg:height="2.794cm" svg:x="4.002cm" svg:y="7.62cm">
          <draw:text-box>
            <text:p text:style-name="P2">The goal of the robot is to reach the cube while rejecting unplanned external forces and also avoid an obstacle. The location of the cube is obtained using a motion capture system. <text:s/></text:p>
          </draw:text-box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5" draw:layer="layout" svg:width="25.199cm" svg:height="2.629cm" svg:x="1.471cm" svg:y="4.229cm" presentation:class="title" presentation:user-transformed="true">
          <draw:text-box>
            <text:p text:style-name="P5"><text:span text:style-name="T2">Reaching Task with Vision</text:span></text:p>
          </draw:text-box>
        </draw:frame>
        <draw:frame draw:style-name="gr1" draw:text-style-name="P3" draw:layer="layout" svg:width="19.304cm" svg:height="2.794cm" svg:x="4.002cm" svg:y="7.62cm">
          <draw:text-box>
            <text:p text:style-name="P2">The goal of the robot is to reach the cube. A RGB-D camera provides image measurement of the cube.</text:p>
          </draw:text-box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5" draw:layer="layout" svg:width="25.199cm" svg:height="3.473cm" svg:x="1.471cm" svg:y="3.807cm" presentation:class="title" presentation:user-transformed="true">
          <draw:text-box>
            <text:p text:style-name="P5"><text:span text:style-name="T2">Reaching Task &amp; Push Recovery with Vision</text:span></text:p>
          </draw:text-box>
        </draw:frame>
        <draw:frame draw:style-name="gr1" draw:text-style-name="P3" draw:layer="layout" svg:width="19.304cm" svg:height="2.794cm" svg:x="4.002cm" svg:y="7.62cm">
          <draw:text-box>
            <text:p text:style-name="P2">The goal of the robot is to reach the cube while rejecting unplanned external forces. A RGB-D camera provides image measurement of the cube.</text:p>
          </draw:text-box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1T16:55:14.067293559</meta:creation-date>
    <dc:date>2022-06-29T18:08:16.380773585</dc:date>
    <meta:editing-duration>P7DT23H41M31S</meta:editing-duration>
    <meta:editing-cycles>1</meta:editing-cycles>
    <meta:document-statistic meta:object-count="49"/>
    <meta:generator>LibreOffice/6.4.7.2$Linux_X86_64 LibreOffice_project/40$Build-2</meta:generator>
  </office:meta>
</office:document-meta>
</file>